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  <style:paragraph-properties fo:text-align="en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Jag_k`s Telegram Bo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8.726cm" svg:height="1.2cm" svg:x="18.4cm" svg:y="17.8cm">
          <draw:text-box>
            <text:p>Автор: Поздняков Олег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Введ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Идея проекта заключалась в создании многофункционального Telegram-бота</text:p>
              </text:list-item>
              <text:list-item>
                <text:p>На данный момент бот имеет следующий функционал:</text:p>
                <text:list>
                  <text:list-item>
                    <text:p>Калькулятор</text:p>
                  </text:list-item>
                  <text:list-item>
                    <text:p>Переводчик</text:p>
                  </text:list-item>
                  <text:list-item>
                    <text:p>Умный транспорт</text:p>
                  </text:list-item>
                  <text:list-item>
                    <text:p>Шутки с сайта Tproger.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Для решения данной задачи использовались следующие API:</text:p>
                <text:list>
                  <text:list-item>
                    <text:p>Yandex Map Static-API: Для показа остановки на карте</text:p>
                  </text:list-item>
                  <text:list-item>
                    <text:p>Yandex Translate: Для реализации переводчика</text:p>
                  </text:list-item>
                  <text:list-item>
                    <text:p>Данные сайта 58bus.ru для реализации функции «Умного транспорта»</text:p>
                  </text:list-item>
                  <text:list-item>
                    <text:p>Данные с сайта Tproger.ru для реализации Шуто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Описание реализации</text:p>
          </draw:text-box>
        </draw:frame>
        <draw:frame presentation:style-name="pr4" draw:text-style-name="P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1">Структура приложения:</text:span></text:p>
                <text:list>
                  <text:list-item>
                    <text:p><text:span text:style-name="T1">Папка api_keys/ – служит для хранения API ключей</text:span></text:p>
                  </text:list-item>
                  <text:list-item>
                    <text:p><text:span text:style-name="T1">constants.py – Служит для хранения констант и других не менее важных переменных</text:span></text:p>
                  </text:list-item>
                  <text:list-item>
                    <text:p><text:span text:style-name="T1">dictionary.py (Не используется) – один из возможных будующий функционалов бота</text:span></text:p>
                  </text:list-item>
                  <text:list-item>
                    <text:p><text:span text:style-name="T1">functions.py – <text:s/>Один из самых главных узлов программы — служит для хранения большинства функций бота</text:span></text:p>
                  </text:list-item>
                  <text:list-item>
                    <text:p><text:span text:style-name="T1">main.py – Файл для запуска бота</text:span></text:p>
                  </text:list-item>
                  <text:list-item>
                    <text:p><text:span text:style-name="T1">multitool.py – мультитул, взятый из более ранних проектов</text:span></text:p>
                  </text:list-item>
                  <text:list-item>
                    <text:p><text:span text:style-name="T1">printLog.py – содержит специальный класс, который заботает как обычный print() только ещё ведёт .log-файл</text:span></text:p>
                  </text:list-item>
                  <text:list-item>
                    <text:p><text:span text:style-name="T1">reply_keyboards.py – файл с данными о дополнительных клавиатурах Telegram и прочим</text:span></text:p>
                  </text:list-item>
                  <text:list-item>
                    <text:p><text:span text:style-name="T1">smart_transport.py – Функции, позволяющее получить данные с сайта 58bus.ru для «Умного транспорта»</text:span></text:p>
                  </text:list-item>
                  <text:list-item>
                    <text:p><text:span text:style-name="T1">translate.py (не используется) – старая версия переводчика</text:span></text:p>
                  </text:list-item>
                  <text:list-item>
                    <text:p><text:span text:style-name="T1">translate2.py – новая версия переводчика</text:span></text:p>
                  </text:list-item>
                  <text:list-item>
                    <text:p><text:span text:style-name="T1">yandex_map_api.py – фунцкии для взаимодействия с Yandex Map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Дополнительные файлы</text:p>
              </text:list-item>
            </text:list>
          </draw:text-box>
        </draw:frame>
        <draw:frame presentation:style-name="Обычный-outline1" draw:layer="layout" svg:width="25.199cm" svg:height="12.179cm" svg:x="1.4cm" svg:y="4.914cm" presentation:class="outline">
          <draw:text-box>
            <text:list text:style-name="L2">
              <text:list-item>
                <text:p>сommands.txt – файл с «быстрыми» коммандами</text:p>
              </text:list-item>
              <text:list-item>
                <text:p>last_res.txt – файл с данными последнего ответа функции «Умного транспорта» (по большему счёту – debug-file)</text:p>
              </text:list-item>
              <text:list-item>
                <text:p>README.md – файл READ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 последней версии бота присутствуют «критические» ошибки, которые уже исправлены, но находятся в другой ветке (<text:a xlink:href="https://github.com/jag-k/JKTBot/tree/develop" xlink:type="simple">https://github.com/jag-k/JKTBot/tree/develop</text:a>)!</text:p>
              </text:list-item>
              <text:list-item>
                <text:p>Хотелось бы добавить функционал словаря и озвучивание текста (например при переводе (Yandex Speach Kit не помешал бы)), но т. к. времени не хватало для реализации данного функционала — дорабатывались уже созданные функци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fill-image-width="0cm" draw:fill-image-height="0cm" draw:auto-grow-height="false" draw:fit-to-size="shrink-to-fit" fo:wrap-option="wrap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0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1:28:46.188009989</meta:creation-date>
    <dc:date>2018-04-08T12:59:52.779009296</dc:date>
    <meta:editing-duration>PT7M</meta:editing-duration>
    <meta:editing-cycles>2</meta:editing-cycles>
    <meta:generator>LibreOffice/5.1.6.2$Linux_X86_64 LibreOffice_project/10m0$Build-2</meta:generator>
    <meta:document-statistic meta:object-count="46"/>
  </office:meta>
</office:document-meta>
</file>